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Text_20_body">
      <style:text-properties style:font-name="Arial" officeooo:rsid="000ead6b" officeooo:paragraph-rsid="000ead6b"/>
    </style:style>
    <style:style style:name="P5" style:family="paragraph" style:parent-style-name="Text_20_body">
      <style:text-properties style:font-name="Arial"/>
    </style:style>
    <style:style style:name="T1" style:family="text">
      <style:text-properties officeooo:rsid="000d26bb"/>
    </style:style>
    <style:style style:name="T2" style:family="text">
      <style:text-properties fo:color="#80008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6bb" style:font-weight-asian="bold" style:font-weight-complex="bold"/>
    </style:style>
    <style:style style:name="T5" style:family="text">
      <style:text-properties officeooo:rsid="001032e0"/>
    </style:style>
    <style:style style:name="T6" style:family="text">
      <style:text-properties officeooo:rsid="00126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tudent:</text:span> Kevin Zamora Amela</text:p>
      <text:p text:style-name="P4"><text:span text:style-name="T3">Task:</text:span> Cover letter</text:p>
      <text:p text:style-name="P4"><text:span text:style-name="T3">Subject:</text:span> Inglés 2 (CFGS DAM)</text:p>
      <text:p text:style-name="P2">________________________________________________________________________</text:p>
      <text:p text:style-name="P2">Dear Hiring Manager,</text:p>
      <text:p text:style-name="P2">I am highly excited to apply for the Junior Back-End Developer position at BlueWhale Apps Inc. I am currently studying a Higher Technician degree in Multiplatform Application Development and at the same time, I also hold certifications in Full Stack Development (IBM), Web Development with .NET and Angular, and Testing with Java and Spring Boot. </text:p>
      <text:p text:style-name="P2"><text:span text:style-name="T6">In addition, I</text:span> am mediumly proficient in Java, C#, Python, JavaScript and TypeScript. I have experience with MySQL, PostgreSQL, .NET Core, Angular, React, Selenium, JUnit, GitHub, and Docker. And as result, my adaptability and problem-solving skills are strengthened through graphic design and customer-facing roles, allow me to approach development with a creative outlook.</text:p>
      <text:p text:style-name="P2">I admire BlueWhale Apps Inc.’s commitment to innovation and collaboration and if you lend me an opportunity, I would love to contribute and growing within your team. Thank you for your time and consideration.</text:p>
      <text:p text:style-name="P2">Best regards,</text:p>
      <text:p text:style-name="P2">Kevin Zamora <text:span text:style-name="T4">(</text:span><text:a xlink:type="simple" xlink:href="https://www.linkedin.com/in/kevin-zamora-webdev/" text:style-name="Internet_20_link" text:visited-style-name="Visited_20_Internet_20_Link"><text:span text:style-name="T2">LinkedIn Profile</text:span></text:a> <text:span text:style-name="T4">|</text:span><text:span text:style-name="T1"> </text:span><text:a xlink:type="simple" xlink:href="https://github.com/kevinzamoraa" text:style-name="Internet_20_link" text:visited-style-name="Visited_20_Internet_20_Link"><text:span text:style-name="T2">GitHub Profile</text:span></text:a><text:span text:style-name="T4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2-26T18:31:21.483730574</dc:date>
    <meta:editing-duration>PT30M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67" meta:character-count="1155" meta:non-whitespace-character-count="997"/>
  </office:meta>
</office:document-meta>
</file>